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Menlo, 'Ubuntu Mono', 'Droid Sans Mono', Consolas, monospace"/>
    <style:font-face style:name="Nunito Sans" svg:font-family="'Nunito Sans', apple-system, BlinkMacSystemFont, 'Segoe UI', Roboto, Ubuntu, Cantarell, 'Fira Sans', 'Droid Sans', 'Helvetica Neue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ffffff" style:font-name="Monaco" fo:font-size="12pt" fo:letter-spacing="normal" fo:font-style="normal" fo:font-weight="normal" fo:background-color="#0a0e1d" style:font-size-asian="12pt" style:font-size-complex="12pt"/>
    </style:style>
    <style:style style:name="P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ffffff" style:font-name="Monaco" fo:font-size="12pt" fo:letter-spacing="normal" fo:font-style="normal" fo:font-weight="normal" officeooo:paragraph-rsid="0019e2b9" fo:background-color="#0a0e1d" style:font-size-asian="12pt" style:font-size-complex="12pt"/>
    </style:style>
    <style:style style:name="P4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ffffff" style:font-name="Monaco" fo:font-size="12pt" fo:letter-spacing="normal" fo:font-style="normal" fo:font-weight="normal" officeooo:paragraph-rsid="001a86d9" fo:background-color="#0a0e1d" style:font-size-asian="12pt" style:font-size-complex="12pt"/>
    </style:style>
    <style:style style:name="P5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ffffff" style:font-name="Monaco" fo:font-size="12pt" fo:letter-spacing="normal" fo:font-style="normal" fo:font-weight="normal" officeooo:paragraph-rsid="001b53da" fo:background-color="#0a0e1d" style:font-size-asian="12pt" style:font-size-complex="12pt"/>
    </style:style>
    <style:style style:name="P6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officeooo:paragraph-rsid="001a86d9"/>
    </style:style>
    <style:style style:name="P7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size="12pt" officeooo:paragraph-rsid="001a86d9" style:font-size-asian="12pt" style:font-size-complex="12pt"/>
    </style:style>
    <style:style style:name="P8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size="12pt" officeooo:paragraph-rsid="001b53da" style:font-size-asian="12pt" style:font-size-complex="12pt"/>
    </style:style>
    <style:style style:name="P9" style:family="paragraph" style:parent-style-name="Text_20_body">
      <style:paragraph-properties fo:margin-left="0in" fo:margin-right="0in" fo:margin-top="0in" fo:margin-bottom="0.0972in" loext:contextual-spacing="false" fo:line-height="160%" fo:text-align="start" style:justify-single-word="false" fo:orphans="2" fo:widows="2" fo:text-indent="0in" style:auto-text-indent="false"/>
      <style:text-properties fo:font-variant="normal" fo:text-transform="none" fo:color="#484848" style:font-name="Nunito Sans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/>
      <style:text-properties fo:font-variant="normal" fo:text-transform="none" fo:color="#292929" style:font-name="Nunito Sans" fo:font-size="12pt" fo:letter-spacing="normal" fo:font-style="normal" fo:font-weight="bold" style:font-size-asian="12pt" style:font-size-complex="12pt"/>
    </style:style>
    <style:style style:name="P11" style:family="paragraph" style:parent-style-name="Text_20_body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/>
      <style:text-properties fo:font-variant="normal" fo:text-transform="none" fo:color="#292929" style:font-name="Nunito Sans" fo:font-size="12pt" fo:letter-spacing="normal" fo:font-style="normal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/>
      <style:text-properties fo:font-variant="normal" fo:text-transform="none" fo:color="#292929" style:font-name="Nunito Sans" fo:font-size="12pt" fo:letter-spacing="normal" fo:font-style="normal" fo:font-weight="bold" officeooo:paragraph-rsid="0019e2b9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/>
      <style:text-properties fo:font-variant="normal" fo:text-transform="none" fo:color="#484848" style:font-name="Nunito Sans" fo:font-size="12pt" fo:letter-spacing="normal" fo:font-style="normal" fo:font-weight="normal" style:font-size-asian="12pt" style:font-size-complex="12pt"/>
    </style:style>
    <style:style style:name="P14" style:family="paragraph" style:parent-style-name="Text_20_body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/>
    </style:style>
    <style:style style:name="P15" style:family="paragraph" style:parent-style-name="Text_20_body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/>
      <style:text-properties officeooo:paragraph-rsid="001a86d9"/>
    </style:style>
    <style:style style:name="P16" style:family="paragraph" style:parent-style-name="Text_20_body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/>
      <style:text-properties officeooo:paragraph-rsid="001b53da"/>
    </style:style>
    <style:style style:name="P17" style:family="paragraph" style:parent-style-name="Text_20_body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/>
      <style:text-properties fo:font-size="12pt" style:font-size-asian="12pt" style:font-size-complex="12pt"/>
    </style:style>
    <style:style style:name="P18" style:family="paragraph" style:parent-style-name="Text_20_body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/>
      <style:text-properties fo:font-size="12pt" officeooo:paragraph-rsid="0019e2b9" style:font-size-asian="12pt" style:font-size-complex="12pt"/>
    </style:style>
    <style:style style:name="P19" style:family="paragraph" style:parent-style-name="Text_20_body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/>
      <style:text-properties fo:font-size="12pt" officeooo:paragraph-rsid="001a86d9" style:font-size-asian="12pt" style:font-size-complex="12pt"/>
    </style:style>
    <style:style style:name="P20" style:family="paragraph" style:parent-style-name="Text_20_body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 fo:break-before="page"/>
      <style:text-properties officeooo:paragraph-rsid="001b53da"/>
    </style:style>
    <style:style style:name="P21" style:family="paragraph" style:parent-style-name="Text_20_body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 fo:break-before="page"/>
      <style:text-properties fo:font-size="12pt" officeooo:paragraph-rsid="001a86d9" style:font-size-asian="12pt" style:font-size-complex="12pt"/>
    </style:style>
    <style:style style:name="P22" style:family="paragraph" style:parent-style-name="Text_20_body" style:list-style-name="L1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 fo:padding="0in" fo:border="none"/>
    </style:style>
    <style:style style:name="P23" style:family="paragraph" style:parent-style-name="Text_20_body" style:list-style-name="L2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 fo:padding="0in" fo:border="none"/>
    </style:style>
    <style:style style:name="P24" style:family="paragraph" style:parent-style-name="Text_20_body" style:list-style-name="L3">
      <style:paragraph-properties fo:margin-left="0in" fo:margin-right="0in" fo:margin-top="0in" fo:margin-bottom="0in" loext:contextual-spacing="false" fo:line-height="160%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color="#939598"/>
    </style:style>
    <style:style style:name="T2" style:family="text">
      <style:text-properties fo:color="#ff8973"/>
    </style:style>
    <style:style style:name="T3" style:family="text">
      <style:text-properties fo:color="#b3ccff"/>
    </style:style>
    <style:style style:name="T4" style:family="text">
      <style:text-properties fo:color="#ffe083"/>
    </style:style>
    <style:style style:name="T5" style:family="text">
      <style:text-properties fo:color="#83fff5"/>
    </style:style>
    <style:style style:name="T6" style:family="text">
      <style:text-properties fo:color="#484848"/>
    </style:style>
    <style:style style:name="T7" style:family="text">
      <style:text-properties fo:color="#484848" fo:font-size="14pt"/>
    </style:style>
    <style:style style:name="T8" style:family="text">
      <style:text-properties fo:color="#484848" fo:font-size="14pt" fo:font-weight="normal"/>
    </style:style>
    <style:style style:name="T9" style:family="text">
      <style:text-properties fo:color="#484848" fo:font-weight="normal"/>
    </style:style>
    <style:style style:name="T10" style:family="text">
      <style:text-properties fo:color="#484848" fo:font-size="12pt" fo:font-weight="normal" style:font-size-asian="12pt" style:font-size-complex="12pt"/>
    </style:style>
    <style:style style:name="T11" style:family="text">
      <style:text-properties fo:color="#484848" fo:font-size="12pt" style:font-size-asian="12pt" style:font-size-complex="12pt"/>
    </style:style>
    <style:style style:name="T12" style:family="text">
      <style:text-properties fo:font-variant="normal" fo:text-transform="none" fo:color="#484848" style:font-name="Nunito Sans" fo:font-size="14pt" fo:letter-spacing="normal" fo:font-style="normal"/>
    </style:style>
    <style:style style:name="T13" style:family="text">
      <style:text-properties fo:font-variant="normal" fo:text-transform="none" fo:color="#484848" style:font-name="Nunito Sans" fo:font-size="14pt" fo:letter-spacing="normal" fo:font-style="normal" fo:font-weight="normal"/>
    </style:style>
    <style:style style:name="T14" style:family="text">
      <style:text-properties fo:font-variant="normal" fo:text-transform="none" fo:color="#484848" style:font-name="Nunito Sans" fo:font-size="14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484848" style:font-name="Nunito Sans" fo:letter-spacing="normal" fo:font-style="normal"/>
    </style:style>
    <style:style style:name="T16" style:family="text">
      <style:text-properties fo:font-variant="normal" fo:text-transform="none" fo:color="#484848" style:font-name="Nunito Sans" fo:letter-spacing="normal" fo:font-style="normal" fo:font-weight="normal"/>
    </style:style>
    <style:style style:name="T17" style:family="text">
      <style:text-properties fo:font-variant="normal" fo:text-transform="none" fo:color="#484848" style:font-name="Nunito Sans" fo:letter-spacing="normal" fo:font-style="normal" fo:font-weight="normal" style:font-weight-asian="bold" style:font-weight-complex="bold"/>
    </style:style>
    <style:style style:name="T18" style:family="text">
      <style:text-properties fo:font-variant="normal" fo:text-transform="none" fo:color="#484848" style:font-name="Nunito Sans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color="#484848" style:font-name="Nunito Sans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484848" style:font-name="Nunito Sans" fo:font-size="12pt" fo:letter-spacing="normal" fo:font-style="normal" fo:font-weight="normal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484848" style:font-name="Nunito Sans" fo:font-size="12pt" fo:letter-spacing="normal" fo:font-style="normal" fo:font-weight="bold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484848" style:font-name="Nunito Sans" fo:font-size="12pt" fo:letter-spacing="normal" fo:font-style="normal" style:font-size-asian="12pt" style:font-size-complex="12pt"/>
    </style:style>
    <style:style style:name="T23" style:family="text">
      <style:text-properties fo:font-variant="normal" fo:text-transform="none" fo:color="#15141f" style:font-name="Monaco" fo:font-size="14pt" fo:letter-spacing="normal" fo:font-style="normal" fo:font-weight="normal" fo:background-color="#dfe0e0" loext:char-shading-value="0" loext:padding="0in" loext:border="none"/>
    </style:style>
    <style:style style:name="T24" style:family="text">
      <style:text-properties fo:font-variant="normal" fo:text-transform="none" fo:color="#15141f" style:font-name="Monaco" fo:font-size="14pt" fo:letter-spacing="normal" fo:font-style="normal" fo:font-weight="bold" fo:background-color="#dfe0e0" loext:char-shading-value="0" loext:padding="0in" loext:border="none"/>
    </style:style>
    <style:style style:name="T25" style:family="text">
      <style:text-properties fo:font-variant="normal" fo:text-transform="none" fo:color="#15141f" style:font-name="Monaco" fo:letter-spacing="normal" fo:font-style="normal" fo:font-weight="normal" fo:background-color="#dfe0e0" loext:char-shading-value="0" loext:padding="0in" loext:border="none"/>
    </style:style>
    <style:style style:name="T26" style:family="text">
      <style:text-properties fo:font-variant="normal" fo:text-transform="none" fo:color="#15141f" style:font-name="Monaco" fo:letter-spacing="normal" fo:font-style="normal" fo:font-weight="bold" fo:background-color="#dfe0e0" loext:char-shading-value="0" loext:padding="0in" loext:border="none"/>
    </style:style>
    <style:style style:name="T27" style:family="text">
      <style:text-properties fo:font-variant="normal" fo:text-transform="none" fo:color="#15141f" style:font-name="Monaco" fo:font-size="12pt" fo:letter-spacing="normal" fo:font-style="normal" fo:font-weight="normal" fo:background-color="#dfe0e0" loext:char-shading-value="0" style:font-size-asian="12pt" style:font-size-complex="12pt" loext:padding="0in" loext:border="none"/>
    </style:style>
    <style:style style:name="T28" style:family="text">
      <style:text-properties fo:font-variant="normal" fo:text-transform="none" fo:color="#15141f" style:font-name="Monaco" fo:font-size="12pt" fo:letter-spacing="normal" fo:font-style="normal" fo:font-weight="bold" fo:background-color="#dfe0e0" loext:char-shading-value="0" style:font-size-asian="12pt" style:font-size-complex="12pt" loext:padding="0in" loext:border="none"/>
    </style:style>
    <style:style style:name="T29" style:family="text">
      <style:text-properties fo:font-variant="normal" fo:text-transform="none" fo:color="#292929" style:font-name="Nunito Sans" fo:font-size="14pt" fo:letter-spacing="normal" fo:font-style="normal" fo:font-weight="bold"/>
    </style:style>
    <style:style style:name="T30" style:family="text">
      <style:text-properties fo:font-variant="normal" fo:text-transform="none" fo:color="#292929" style:font-name="Nunito Sans" fo:letter-spacing="normal" fo:font-style="normal" fo:font-weight="bold"/>
    </style:style>
    <style:style style:name="T31" style:family="text">
      <style:text-properties fo:font-variant="normal" fo:text-transform="none" fo:color="#292929" style:font-name="Nunito Sans" fo:font-size="12pt" fo:letter-spacing="normal" fo:font-style="normal" fo:font-weight="bold" style:font-size-asian="12pt" style:font-size-complex="12pt"/>
    </style:style>
    <style:style style:name="T32" style:family="text">
      <style:text-properties fo:font-variant="normal" fo:text-transform="none" fo:color="#b3ccff" style:font-name="Monaco" fo:font-size="12pt" fo:letter-spacing="normal" fo:font-style="normal" fo:font-weight="normal" fo:background-color="#0a0e1d" loext:char-shading-value="0" style:font-size-asian="12pt" style:font-size-complex="12pt"/>
    </style:style>
    <style:style style:name="T33" style:family="text">
      <style:text-properties fo:font-variant="normal" fo:text-transform="none" fo:color="#b3ccff" style:font-name="Monaco" fo:letter-spacing="normal" fo:font-style="normal" fo:font-weight="normal" fo:background-color="#0a0e1d" loext:char-shading-value="0"/>
    </style:style>
    <style:style style:name="T34" style:family="text">
      <style:text-properties fo:font-variant="normal" fo:text-transform="none" fo:color="#ffffff" style:font-name="Monaco" fo:font-size="12pt" fo:letter-spacing="normal" fo:font-style="normal" fo:font-weight="normal" fo:background-color="#0a0e1d" loext:char-shading-value="0" style:font-size-asian="12pt" style:font-size-complex="12pt"/>
    </style:style>
    <style:style style:name="T35" style:family="text">
      <style:text-properties fo:font-variant="normal" fo:text-transform="none" fo:color="#ffffff" style:font-name="Monaco" fo:letter-spacing="normal" fo:font-style="normal" fo:font-weight="normal" fo:background-color="#0a0e1d" loext:char-shading-value="0"/>
    </style:style>
    <style:style style:name="T36" style:family="text">
      <style:text-properties fo:font-variant="normal" fo:text-transform="none" fo:color="#ff8973" style:font-name="Monaco" fo:font-size="12pt" fo:letter-spacing="normal" fo:font-style="normal" fo:font-weight="normal" fo:background-color="#0a0e1d" loext:char-shading-value="0" style:font-size-asian="12pt" style:font-size-complex="12pt"/>
    </style:style>
    <style:style style:name="T37" style:family="text">
      <style:text-properties fo:font-variant="normal" fo:text-transform="none" fo:color="#ff8973" style:font-name="Monaco" fo:letter-spacing="normal" fo:font-style="normal" fo:font-weight="normal" fo:background-color="#0a0e1d" loext:char-shading-value="0"/>
    </style:style>
    <style:style style:name="T38" style:family="text">
      <style:text-properties fo:font-variant="normal" fo:text-transform="none" fo:color="#83fff5" style:font-name="Monaco" fo:font-size="12pt" fo:letter-spacing="normal" fo:font-style="normal" fo:font-weight="normal" fo:background-color="#0a0e1d" loext:char-shading-value="0" style:font-size-asian="12pt" style:font-size-complex="12pt"/>
    </style:style>
    <style:style style:name="T39" style:family="text">
      <style:text-properties fo:font-variant="normal" fo:text-transform="none" fo:color="#83fff5" style:font-name="Monaco" fo:letter-spacing="normal" fo:font-style="normal" fo:font-weight="normal" fo:background-color="#0a0e1d" loext:char-shading-value="0"/>
    </style:style>
    <style:style style:name="T40" style:family="text">
      <style:text-properties fo:font-variant="normal" fo:text-transform="none" fo:color="#939598" style:font-name="Monaco" fo:font-size="12pt" fo:letter-spacing="normal" fo:font-style="normal" fo:font-weight="normal" fo:background-color="#0a0e1d" loext:char-shading-value="0" style:font-size-asian="12pt" style:font-size-complex="12pt"/>
    </style:style>
    <style:style style:name="T41" style:family="text">
      <style:text-properties fo:font-variant="normal" fo:text-transform="none" fo:color="#939598" style:font-name="Monaco" fo:letter-spacing="normal" fo:font-style="normal" fo:font-weight="normal" fo:background-color="#0a0e1d" loext:char-shading-value="0"/>
    </style:style>
    <style:style style:name="T42" style:family="text">
      <style:text-properties fo:color="#cc7bc2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JavaScript</text:p>
      <text:p text:style-name="P13">JavaScript is a popular web-based programming language that powers the dynamic behavior on most websites. Alongside HTML and CSS, it is a core technology that makes the web run.</text:p>
      <text:p text:style-name="P10"/>
      <text:p text:style-name="P10">Console.log()</text:p>
      <text:p text:style-name="P2"><text:span text:style-name="T2">console</text:span>.<text:span text:style-name="T5">log</text:span>(<text:span text:style-name="T4">'Hi there!'</text:span>); <text:span text:style-name="T1">// Prints: Hi there!</text:span></text:p>
      <text:p text:style-name="P14"><text:span text:style-name="T19">The </text:span><text:span text:style-name="Source_20_Text"><text:span text:style-name="T27">console.log()</text:span></text:span><text:span text:style-name="T19"> method is used to log or print messages to the console. It can also be used to print objects and other info.</text:span></text:p>
      <text:p text:style-name="P1"/>
      <text:p text:style-name="P10">JavaScript Strings</text:p>
      <text:p text:style-name="P5"><text:span text:style-name="T3">let</text:span> <text:span text:style-name="T3">single</text:span> = <text:span text:style-name="T4">'Wheres my bandit hat?'</text:span>;</text:p>
      <text:p text:style-name="P5"><text:span text:style-name="T3">let</text:span> <text:span text:style-name="T3">double</text:span> = <text:span text:style-name="T4">"Wheres my bandit hat?"</text:span>;</text:p>
      <text:p text:style-name="P14"><text:span text:style-name="T19">Strings are a primitive data type. They are any grouping of characters (letters, spaces, numbers, or symbols) surrounded by single quotes </text:span><text:span text:style-name="Source_20_Text"><text:span text:style-name="T27">'</text:span></text:span><text:span text:style-name="T19"> or double quotes </text:span><text:span text:style-name="Source_20_Text"><text:span text:style-name="T27">"</text:span></text:span><text:span text:style-name="T19">.</text:span></text:p>
      <text:p text:style-name="P1"/>
      <text:p text:style-name="P11">JavaScript Numbers</text:p>
      <text:p text:style-name="P5"><text:span text:style-name="T3">let</text:span> <text:span text:style-name="T3">x</text:span> = <text:span text:style-name="T2">2</text:span>;<text:span text:style-name="T3">let</text:span> <text:span text:style-name="T3">y</text:span> = <text:span text:style-name="T2">2.00</text:span>;</text:p>
      <text:p text:style-name="P13">Numbers are a primitive data type. They include the set of all integers and floating point numbers.</text:p>
      <text:p text:style-name="P1"/>
      <text:p text:style-name="P11">JavaScript Booleans</text:p>
      <text:p text:style-name="P2"><text:span text:style-name="T3">let</text:span> <text:span text:style-name="T3">lateToWork</text:span> = <text:span text:style-name="T42">true</text:span>;</text:p>
      <text:p text:style-name="P18"><text:span text:style-name="T16">Booleans are a primitiJavaScript Booleans</text:span></text:p>
      <text:p text:style-name="P18"><text:span text:style-name="T16"/></text:p>
      <text:p text:style-name="P18"><text:span text:style-name="T16">let lateToWork = true;</text:span></text:p>
      <text:p text:style-name="P15"><text:span text:style-name="T19">Booleans are a primitive data type. They can be either true or false.ve data type. They can be either </text:span><text:span text:style-name="Source_20_Text"><text:span text:style-name="T27">true</text:span></text:span><text:span text:style-name="T19"> or </text:span><text:span text:style-name="Source_20_Text"><text:span text:style-name="T27">false</text:span></text:span><text:span text:style-name="T19">.</text:span></text:p>
      <text:p text:style-name="P19"><text:span text:style-name="T18"/></text:p>
      <text:p text:style-name="P19"><text:span text:style-name="T18">JavaScript Null</text:span></text:p>
      <text:p text:style-name="P2"><text:span text:style-name="T3">let</text:span> <text:span text:style-name="T3">x</text:span> = <text:span text:style-name="T42">null</text:span>;</text:p>
      <text:p text:style-name="P14"><text:span text:style-name="T19">Null is a primitive data type. It represents the intentional absence of value. In code, it is represented as </text:span><text:span text:style-name="Source_20_Text"><text:span text:style-name="T27">null</text:span></text:span><text:span text:style-name="T19">.</text:span></text:p>
      <text:p text:style-name="P18"><text:soft-page-break/><text:span text:style-name="T18">Arithmetic Operators</text:span></text:p>
      <text:p text:style-name="P3"><text:span text:style-name="T1">// Addition</text:span> <text:span text:style-name="T2">5</text:span> + <text:span text:style-name="T2">5</text:span></text:p>
      <text:p text:style-name="P3"><text:span text:style-name="T1">// Subtraction</text:span> <text:span text:style-name="T2">10</text:span> – <text:span text:style-name="T2">5</text:span></text:p>
      <text:p text:style-name="P3"><text:span text:style-name="T1">// Multiplication</text:span> <text:span text:style-name="T2">5</text:span> * <text:span text:style-name="T2">10</text:span></text:p>
      <text:p text:style-name="P3"><text:span text:style-name="T1">// Division</text:span> <text:span text:style-name="T2">10</text:span> / <text:span text:style-name="T2">5</text:span></text:p>
      <text:p text:style-name="P3"><text:span text:style-name="T1">// Modulo</text:span> <text:span text:style-name="T2">10</text:span> % <text:span text:style-name="T2">5</text:span></text:p>
      <text:p text:style-name="P9">JavaScript supports arithmetic operators for:</text:p>
      <text:list xml:id="list115430113" text:style-name="L1">
        <text:list-item>
          <text:p text:style-name="P22"><text:span text:style-name="Source_20_Text"><text:span text:style-name="T27">+</text:span></text:span><text:span text:style-name="T19"> addition</text:span></text:p>
        </text:list-item>
        <text:list-item>
          <text:p text:style-name="P22"><text:span text:style-name="Source_20_Text"><text:span text:style-name="T27">-</text:span></text:span><text:span text:style-name="T19"> subtraction</text:span></text:p>
        </text:list-item>
        <text:list-item>
          <text:p text:style-name="P22"><text:span text:style-name="Source_20_Text"><text:span text:style-name="T27">*</text:span></text:span><text:span text:style-name="T19"> multiplication</text:span></text:p>
        </text:list-item>
        <text:list-item>
          <text:p text:style-name="P22"><text:span text:style-name="Source_20_Text"><text:span text:style-name="T27">/</text:span></text:span><text:span text:style-name="T19"> division</text:span></text:p>
        </text:list-item>
        <text:list-item>
          <text:p text:style-name="P22"><text:span text:style-name="Source_20_Text"><text:span text:style-name="T27">%</text:span></text:span><text:span text:style-name="T19"> modulo</text:span></text:p>
        </text:list-item>
      </text:list>
      <text:p text:style-name="P18"><text:span text:style-name="T16"/></text:p>
      <text:p text:style-name="P12"><text:span text:style-name="T6">String.length</text:span></text:p>
      <text:p text:style-name="P3"><text:span text:style-name="T3">let</text:span> <text:span text:style-name="T3">x</text:span> = <text:span text:style-name="T4">'good nite~'</text:span>;</text:p>
      <text:p text:style-name="P5"><text:span text:style-name="T2">console</text:span>.<text:span text:style-name="T5">log</text:span>(<text:span text:style-name="T2">x</text:span>.<text:span text:style-name="T5">length</text:span>); <text:span text:style-name="T1">// Expected output: 10</text:span></text:p>
      <text:p text:style-name="P5"><text:span text:style-name="T2">console</text:span>.<text:span text:style-name="T5">log</text:span>(<text:span text:style-name="T4">'howdy'</text:span>.<text:span text:style-name="T5">length</text:span>); <text:span text:style-name="T1">// Expected output: 5</text:span></text:p>
      <text:p text:style-name="P14"><text:span text:style-name="T19">The </text:span><text:span text:style-name="Source_20_Text"><text:span text:style-name="T27">length</text:span></text:span><text:span text:style-name="T19"> property of a string returns the number of characters that make up the string.</text:span></text:p>
      <text:p text:style-name="P10">Data Instances in JavaScript</text:p>
      <text:p text:style-name="P14"><text:span text:style-name="T19">When you introduce a new piece of data into a JavaScript program, the program keeps track of it in an </text:span><text:span text:style-name="Emphasis"><text:span text:style-name="T19">instance</text:span></text:span><text:span text:style-name="T19"> of that data type. An instance is an individual case of a data type.</text:span></text:p>
      <text:p text:style-name="P10">JavaScript Libraries</text:p>
      <text:p text:style-name="P2"><text:span text:style-name="T2">Math</text:span>.<text:span text:style-name="T5">random</text:span>(); <text:span text:style-name="T1">// ☝️ Math is the library</text:span></text:p>
      <text:p text:style-name="P14"><text:span text:style-name="T19">JavaScript libraries contain methods that you can call by appending the library name with a period </text:span><text:span text:style-name="Source_20_Text"><text:span text:style-name="T27">.</text:span></text:span><text:span text:style-name="T19">, the method name, and a set of parentheses.</text:span></text:p>
      <text:p text:style-name="P17"><text:span text:style-name="T16"/></text:p>
      <text:p text:style-name="P11"><text:span text:style-name="T6">Math.random()</text:span></text:p>
      <text:p text:style-name="P2"><text:span text:style-name="T2">console</text:span>.<text:span text:style-name="T5">log</text:span>(<text:span text:style-name="T2">Math</text:span>.<text:span text:style-name="T5">random</text:span>()); <text:span text:style-name="T1">// Output: 0 - 0.9</text:span></text:p>
      <text:p text:style-name="P15"><text:span text:style-name="Source_20_Text"><text:span text:style-name="T27">Math.random()</text:span></text:span><text:span text:style-name="T19"> returns a floating-point, random number in the range from 0 inclusive up to but not including 1.</text:span></text:p>
      <text:p text:style-name="P21"><text:span text:style-name="T30">Math.floor()</text:span></text:p>
      <text:p text:style-name="P5"><text:span text:style-name="T3">let</text:span> <text:span text:style-name="T3">number</text:span> = <text:span text:style-name="T2">15.95</text:span>;</text:p>
      <text:p text:style-name="P5"><text:span text:style-name="T2">console</text:span>.<text:span text:style-name="T5">log</text:span>(<text:span text:style-name="T2">Math</text:span>.<text:span text:style-name="T5">floor</text:span>(<text:span text:style-name="T2">number</text:span>)); <text:span text:style-name="T1">// 15</text:span></text:p>
      <text:p text:style-name="P5"><text:span text:style-name="T2">number</text:span> = -<text:span text:style-name="T2">99.5</text:span> ;</text:p>
      <text:p text:style-name="P5"><text:span text:style-name="T2">console</text:span>.<text:span text:style-name="T5">log</text:span>(<text:span text:style-name="T2">Math</text:span>.<text:span text:style-name="T5">floor</text:span>(<text:span text:style-name="T2">number</text:span>)); <text:span text:style-name="T1">// -100</text:span></text:p>
      <text:p text:style-name="P14"><text:span text:style-name="T19">The </text:span><text:span text:style-name="Source_20_Text"><text:span text:style-name="T27">Math.floor()</text:span></text:span><text:span text:style-name="T19"> function returns the largest integer less than or equal to the given number.</text:span></text:p>
      <text:p text:style-name="P17"/>
      <text:p text:style-name="P10">Single Line Comments</text:p>
      <text:p text:style-name="P2"><text:span text:style-name="T3">let</text:span> <text:span text:style-name="T3">score</text:span>; <text:span text:style-name="T1">// This is a comment.</text:span></text:p>
      <text:p text:style-name="P14"><text:span text:style-name="T19">In JavaScript, single-line comments are created with two consecutive forward slashes </text:span><text:span text:style-name="Source_20_Text"><text:span text:style-name="T27">//</text:span></text:span><text:span text:style-name="T19">.</text:span></text:p>
      <text:p text:style-name="P10"/>
      <text:p text:style-name="P10">Multi-line Comments</text:p>
      <text:p text:style-name="P5"><text:span text:style-name="T1">/* The below configuration must be changed before deployment. */</text:span></text:p>
      <text:p text:style-name="P5"><text:span text:style-name="T3">let</text:span> <text:span text:style-name="T3">baseUrl</text:span> = <text:span text:style-name="T4">'localhost/taxwebapp/country'</text:span>;</text:p>
      <text:p text:style-name="P14"><text:span text:style-name="T19">In JavaScript, multi-line comments are created by surrounding the lines with </text:span><text:span text:style-name="Source_20_Text"><text:span text:style-name="T27">/*</text:span></text:span><text:span text:style-name="T19"> at the beginning and </text:span><text:span text:style-name="Source_20_Text"><text:span text:style-name="T27">*/</text:span></text:span><text:span text:style-name="T19"> at the end. Comments are good ways for a variety of reasons like explaining a code block or indicating some hints, etc.</text:span></text:p>
      <text:p text:style-name="P17"><text:span text:style-name="T18">JavaScript Methods</text:span></text:p>
      <text:p text:style-name="P5"><text:span text:style-name="T1">// Returns a number between 0 and 1.</text:span></text:p>
      <text:p text:style-name="P5"><text:span text:style-name="T2">Math</text:span>.<text:span text:style-name="T5">random</text:span>();</text:p>
      <text:p text:style-name="P14"><text:span text:style-name="T19">Methods return information about an object, and are called by appending an instance with a period </text:span><text:span text:style-name="Source_20_Text"><text:span text:style-name="T27">.</text:span></text:span><text:span text:style-name="T19">, the method name, and parentheses.</text:span></text:p>
      <text:p text:style-name="P17"><text:span text:style-name="T16"/></text:p>
      <text:p text:style-name="P14"><text:span text:style-name="Source_20_Text"><text:span text:style-name="T28">const</text:span></text:span><text:span text:style-name="T31"> Keyword</text:span></text:p>
      <text:p text:style-name="P5"><text:span text:style-name="T3">const</text:span> <text:span text:style-name="T3">numberOfColumns</text:span> = <text:span text:style-name="T2">4</text:span>;</text:p>
      <text:p text:style-name="P5"><text:span text:style-name="T2">numberOfColumns</text:span> = <text:span text:style-name="T2">8</text:span>; <text:span text:style-name="T1">// TypeError: Assignment to constant variable.</text:span></text:p>
      <text:p text:style-name="P16"><text:span text:style-name="T19">A constant variable can be declared using the keyword </text:span><text:span text:style-name="Source_20_Text"><text:span text:style-name="T27">const</text:span></text:span><text:span text:style-name="T19">. It must have an assignment. Any attempt of re-assigning a </text:span><text:span text:style-name="Source_20_Text"><text:span text:style-name="T27">const</text:span></text:span><text:span text:style-name="T19"> variable will result in JavaScript runtime error.</text:span></text:p>
      <text:p text:style-name="P20"><text:span text:style-name="Source_20_Text"><text:span text:style-name="T28">let</text:span></text:span><text:span text:style-name="T31"> Keyword</text:span></text:p>
      <text:p text:style-name="P8"><text:span text:style-name="T33">let</text:span><text:span text:style-name="T35"> </text:span><text:span text:style-name="T33">count</text:span><text:span text:style-name="T35">;</text:span></text:p>
      <text:p text:style-name="P8"><text:span text:style-name="T37">console</text:span><text:span text:style-name="T35">.</text:span><text:span text:style-name="T39">log</text:span><text:span text:style-name="T35">(</text:span><text:span text:style-name="T37">count</text:span><text:span text:style-name="T35">); </text:span><text:span text:style-name="T41">// Logs undefined in console</text:span></text:p>
      <text:p text:style-name="P7"><text:span text:style-name="T37">count</text:span><text:span text:style-name="T35"> = </text:span><text:span text:style-name="T37">10</text:span><text:span text:style-name="T35">;</text:span></text:p>
      <text:p text:style-name="P7"><text:span text:style-name="T37">console</text:span><text:span text:style-name="T35">.</text:span><text:span text:style-name="T39">log</text:span><text:span text:style-name="T35">(</text:span><text:span text:style-name="T37">count</text:span><text:span text:style-name="T35">); </text:span><text:span text:style-name="T41">// Logs 10 in console</text:span></text:p>
      <text:p text:style-name="P6"><text:span text:style-name="Source_20_Text"><text:span text:style-name="T27">let</text:span></text:span><text:span text:style-name="T19"> creates a local variable in JavaScript &amp; can be re-assigned. Initialization during the declaration of a </text:span><text:span text:style-name="Source_20_Text"><text:span text:style-name="T27">let</text:span></text:span><text:span text:style-name="T19"> variable is optional. A </text:span><text:span text:style-name="Source_20_Text"><text:span text:style-name="T27">let</text:span></text:span><text:span text:style-name="T19"> variable will contain </text:span><text:span text:style-name="Source_20_Text"><text:span text:style-name="T27">undefined</text:span></text:span><text:span text:style-name="T19"> if nothing is assigned to it.</text:span></text:p>
      <text:p text:style-name="P17"><text:span text:style-name="T16"/></text:p>
      <text:p text:style-name="P11"><text:span text:style-name="T6">JavaScript Undefined</text:span></text:p>
      <text:p text:style-name="P5"><text:span text:style-name="T3">var</text:span> <text:span text:style-name="T3">a</text:span>; <text:span text:style-name="T2">console</text:span>.<text:span text:style-name="T5">log</text:span>(<text:span text:style-name="T2">a</text:span>); <text:span text:style-name="T1">// undefined</text:span> <text:span text:style-name="T3">let</text:span> <text:span text:style-name="T3">b</text:span>;</text:p>
      <text:p text:style-name="P5"><text:span text:style-name="T2">console</text:span>.<text:span text:style-name="T5">log</text:span>(<text:span text:style-name="T2">b</text:span>); <text:span text:style-name="T1">// undefined</text:span></text:p>
      <text:p text:style-name="P15"><text:span text:style-name="Source_20_Text"><text:span text:style-name="T27">undefined</text:span></text:span><text:span text:style-name="T19"> is a primitive JavaScript value that represents lack of defined value. Variables that are declared but not initialized to a value will have the value </text:span><text:span text:style-name="Source_20_Text"><text:span text:style-name="T27">undefined</text:span></text:span><text:span text:style-name="T19">.</text:span></text:p>
      <text:p text:style-name="P19"><text:span text:style-name="T17"/></text:p>
      <text:p text:style-name="P19"><text:span text:style-name="T18">Assignment Operators</text:span></text:p>
      <text:p text:style-name="P4"><text:span text:style-name="T3">let</text:span> <text:span text:style-name="T3">number</text:span> = <text:span text:style-name="T2">100</text:span>; <text:span text:style-name="T1">// Both statements will add 10 to the number</text:span></text:p>
      <text:p text:style-name="P5"><text:span text:style-name="T2">number</text:span> = <text:span text:style-name="T2">number</text:span> + <text:span text:style-name="T2">10</text:span>;</text:p>
      <text:p text:style-name="P5"><text:span text:style-name="T2">number</text:span> += <text:span text:style-name="T2">10</text:span>;</text:p>
      <text:p text:style-name="P4"><text:span text:style-name="T2">console</text:span>.<text:span text:style-name="T5">log</text:span>(<text:span text:style-name="T2">number</text:span>); <text:span text:style-name="T1">// Output: 120</text:span></text:p>
      <text:p text:style-name="P14"><text:span text:style-name="T19">In JavaScript, the addition assignment operator (</text:span><text:span text:style-name="Source_20_Text"><text:span text:style-name="T27">+=</text:span></text:span><text:span text:style-name="T19">) can be used to add the value on the right hand side to the existing value &amp; assign it to the variable. The addition assignment operator is a shorthand for </text:span><text:span text:style-name="Source_20_Text"><text:span text:style-name="T27">variableName = variableName + value</text:span></text:span><text:span text:style-name="T19">. Here are all of them:</text:span></text:p>
      <text:list xml:id="list1817354582" text:style-name="L2">
        <text:list-item>
          <text:p text:style-name="P23"><text:span text:style-name="Source_20_Text"><text:span text:style-name="T27">+=</text:span></text:span><text:span text:style-name="T19"> addition assignment</text:span></text:p>
        </text:list-item>
        <text:list-item>
          <text:p text:style-name="P23"><text:span text:style-name="Source_20_Text"><text:span text:style-name="T27">-=</text:span></text:span><text:span text:style-name="T19"> Subtraction assignment</text:span></text:p>
        </text:list-item>
        <text:list-item>
          <text:p text:style-name="P23"><text:span text:style-name="Source_20_Text"><text:span text:style-name="T27">*=</text:span></text:span><text:span text:style-name="T19"> multiplication assignment</text:span></text:p>
        </text:list-item>
        <text:list-item>
          <text:p text:style-name="P23"><text:span text:style-name="Source_20_Text"><text:span text:style-name="T27">/=</text:span></text:span><text:span text:style-name="T19"> division assignment</text:span></text:p>
        </text:list-item>
      </text:list>
      <text:p text:style-name="P17"><text:span text:style-name="T16"/></text:p>
      <text:p text:style-name="P11"><text:span text:style-name="T6">JavaScript String Concatenation</text:span></text:p>
      <text:p text:style-name="P4"><text:span text:style-name="T3">let</text:span> <text:span text:style-name="T3">service</text:span> = <text:span text:style-name="T4">'credit card'</text:span>;</text:p>
      <text:p text:style-name="P4"><text:span text:style-name="T3">let</text:span> <text:span text:style-name="T3">month</text:span> = <text:span text:style-name="T4">'May 30th'</text:span>;</text:p>
      <text:p text:style-name="P4"><text:soft-page-break/><text:span text:style-name="T3">let</text:span> <text:span text:style-name="T3">displayText</text:span> = <text:span text:style-name="T4">'Your '</text:span> + <text:span text:style-name="T2">service</text:span> + <text:span text:style-name="T4">' bill is due on '</text:span> + <text:span text:style-name="T2">month</text:span> + <text:span text:style-name="T4">'.'</text:span>; <text:span text:style-name="T2">console</text:span>.<text:span text:style-name="T5">log</text:span>(<text:span text:style-name="T2">displayText</text:span>); <text:span text:style-name="T1">// output: Your credit card bill is due on May 30th.</text:span></text:p>
      <text:p text:style-name="P16"><text:span text:style-name="T19">In JavaScript, multiple strings can be concatenated together using the </text:span><text:span text:style-name="Source_20_Text"><text:span text:style-name="T27">+</text:span></text:span><text:span text:style-name="T19"> operator. In the example, multiple strings and variables containing string values have been concatenated. After execution of the code block, the </text:span><text:span text:style-name="Source_20_Text"><text:span text:style-name="T27">displayText</text:span></text:span><text:span text:style-name="T19"> variable will contain the concatenated string.</text:span></text:p>
      <text:p text:style-name="P16"><text:span text:style-name="T20"/></text:p>
      <text:p text:style-name="P16"><text:span text:style-name="T21">JavaScript String Interpolation</text:span></text:p>
      <text:p text:style-name="P4"><text:span text:style-name="T3">let</text:span> <text:span text:style-name="T3">age</text:span> = <text:span text:style-name="T2">7</text:span>;</text:p>
      <text:p text:style-name="P5"><text:span text:style-name="T1">// String concatenation</text:span></text:p>
      <text:p text:style-name="P5"><text:span text:style-name="T4">'Tommy is '</text:span> + <text:span text:style-name="T2">age</text:span> + <text:span text:style-name="T4">' years old.'</text:span>;</text:p>
      <text:p text:style-name="P5"><text:span text:style-name="T1">// Template literal with interpolation</text:span></text:p>
      <text:p text:style-name="P5">`Tommy is ${<text:span text:style-name="T2">age</text:span>} years old.`;</text:p>
      <text:p text:style-name="P9">String interpolation is the process of evaluating string literals containing one or more placeholders (expressions, variables, etc).</text:p>
      <text:p text:style-name="P14"><text:span text:style-name="T19">You can perform string interpolation in JavaScript using template literals: </text:span><text:span text:style-name="Source_20_Text"><text:span text:style-name="T27">`text ${expression} text`</text:span></text:span><text:span text:style-name="T19">.</text:span></text:p>
      <text:p text:style-name="P14"><text:span text:style-name="T19">You can accomplish something similar with string concatenation: </text:span><text:span text:style-name="Source_20_Text"><text:span text:style-name="T27">"text " + expression + " text"</text:span></text:span><text:span text:style-name="T19">.</text:span></text:p>
      <text:p text:style-name="P17"><text:span text:style-name="T16"/></text:p>
      <text:p text:style-name="P11"><text:span text:style-name="T6">JavaScript Template Literals</text:span></text:p>
      <text:p text:style-name="P4"><text:span text:style-name="T1">// Syntax:</text:span> `string text ${<text:span text:style-name="T2">expression</text:span>} more string text`</text:p>
      <text:p text:style-name="P4"><text:span text:style-name="T3">let</text:span> <text:span text:style-name="T3">name</text:span> = <text:span text:style-name="T4">"Codecademy"</text:span>;</text:p>
      <text:p text:style-name="P5"><text:span text:style-name="T2">console</text:span>.<text:span text:style-name="T5">log</text:span>(`Hello, ${<text:span text:style-name="T2">name</text:span>}!`); <text:span text:style-name="T1">// "Hello, Codecademy!"</text:span></text:p>
      <text:p text:style-name="P5"><text:span text:style-name="T2">console</text:span>.<text:span text:style-name="T5">log</text:span>(`Billy is ${<text:span text:style-name="T2">6</text:span>+<text:span text:style-name="T2">8</text:span>} years old.`) <text:span text:style-name="T1">// "Billy is 14 years old."</text:span></text:p>
      <text:p text:style-name="P16"><text:span text:style-name="T19">In JavaScript, template literals are strings that allow embedded expressions (</text:span><text:span text:style-name="Source_20_Text"><text:span text:style-name="T27">${expression}</text:span></text:span><text:span text:style-name="T19">). While regular strings use single (</text:span><text:span text:style-name="Source_20_Text"><text:span text:style-name="T27">'</text:span></text:span><text:span text:style-name="T19">) or double (</text:span><text:span text:style-name="Source_20_Text"><text:span text:style-name="T27">"</text:span></text:span><text:span text:style-name="T19">) quotes, template literals use backticks instead. Take a look at the code block for examples.</text:span></text:p>
      <text:p text:style-name="P20"><text:span text:style-name="T21">JavaScript Variables</text:span></text:p>
      <text:p text:style-name="P4"><text:span text:style-name="T3">const</text:span> <text:span text:style-name="T3">incomeCurrency</text:span> = <text:span text:style-name="T4">'$'</text:span>;</text:p>
      <text:p text:style-name="P4"><text:span text:style-name="T3">let</text:span> <text:span text:style-name="T3">userIncome</text:span> = <text:span text:style-name="T2">85000</text:span>;</text:p>
      <text:p text:style-name="P4"><text:span text:style-name="T2">console</text:span>.<text:span text:style-name="T5">log</text:span>(<text:span text:style-name="T2">incomeCurrency</text:span> + <text:span text:style-name="T2">userIncome</text:span> + <text:span text:style-name="T4">' is more than the average income.'</text:span>); <text:span text:style-name="T1">// Prints: $85000 is more than the average income.</text:span></text:p>
      <text:p text:style-name="P19"><text:span text:style-name="T16">Variables are used whenever there’s a need to store a piece of data. A variable contains data that can be used in the program elsewhere. Using variables also ensures code re-usability since it can be used to replace the same value in multiple places.</text:span></text:p>
      <text:p text:style-name="P19"><text:span text:style-name="T18"/></text:p>
      <text:p text:style-name="P19"><text:span text:style-name="T18">Declaring Variables</text:span></text:p>
      <text:p text:style-name="P4"><text:span text:style-name="T3">var</text:span> <text:span text:style-name="T3">age</text:span>; <text:span text:style-name="T3">let</text:span> <text:span text:style-name="T3">weight</text:span>;</text:p>
      <text:p text:style-name="P4"><text:span text:style-name="T3">const</text:span> <text:span text:style-name="T3">numberOfFingers</text:span> = <text:span text:style-name="T2">20</text:span>;</text:p>
      <text:p text:style-name="P9">To declare a variable in JavaScript, any of these three keywords can be used along with a variable name:</text:p>
      <text:list xml:id="list3504231642" text:style-name="L3">
        <text:list-item>
          <text:p text:style-name="P24"><text:span text:style-name="Source_20_Text"><text:span text:style-name="T27">var</text:span></text:span><text:span text:style-name="T19"> is used in pre-ES6 versions of JavaScript.</text:span></text:p>
        </text:list-item>
        <text:list-item>
          <text:p text:style-name="P24"><text:span text:style-name="Source_20_Text"><text:span text:style-name="T27">let</text:span></text:span><text:span text:style-name="T19"> is the preferred way to declare a variable when it can be reassigned.</text:span></text:p>
        </text:list-item>
        <text:list-item>
          <text:p text:style-name="P24"><text:span text:style-name="Source_20_Text"><text:span text:style-name="T27">const</text:span></text:span><text:span text:style-name="T19"> is the preferred way to declare a variable with a constant value.</text:span></text:p>
        </text:list-item>
      </text:list>
      <text:p text:style-name="P17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Menlo, 'Ubuntu Mono', 'Droid Sans Mono', Consolas, monospace"/>
    <style:font-face style:name="Nunito Sans" svg:font-family="'Nunito Sans', apple-system, BlinkMacSystemFont, 'Segoe UI', Roboto, Ubuntu, Cantarell, 'Fira Sans', 'Droid Sans', 'Helvetica Neue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0:31:48.010355508</meta:creation-date>
    <dc:date>2019-10-21T12:44:39.918212617</dc:date>
    <meta:editing-duration>PT2M39S</meta:editing-duration>
    <meta:editing-cycles>1</meta:editing-cycles>
    <meta:document-statistic meta:table-count="0" meta:image-count="0" meta:object-count="0" meta:page-count="6" meta:paragraph-count="118" meta:word-count="1095" meta:character-count="6720" meta:non-whitespace-character-count="5754"/>
    <meta:generator>LibreOffice/6.0.7.3$Linux_X86_64 LibreOffice_project/00m0$Build-3</meta:generator>
  </office:meta>
</office:document-meta>
</file>